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8889in" style:font-size-asian="0.38889in" style:font-size-complex="0.38889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8889in" style:font-size-asian="0.38889in" style:font-size-complex="0.38889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ngsana New" style:font-family-generic-complex="roman" style:font-pitch-complex="variable" fo:font-size="0.33333in" style:font-size-asian="0.33333in" style:font-size-complex="0.33333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35" draw:master-page-name="Master1-Layout2-obj-Title-and-Content" presentation:presentation-page-layout-name="Master1-PPL2" draw:id="Slide-257">
        <draw:frame draw:id="id63" presentation:style-name="a416" draw:name="Content Placeholder 2" svg:x="0.91667in" svg:y="0.51773in" svg:width="11.5in" svg:height="6.23748in" presentation:class="outline" presentation:placeholder="false">
          <draw:text-box>
            <text:list text:style-name="a339">
              <text:list-item>
                <text:p text:style-name="a338" text:class-names="" text:cond-style-name=""><text:span text:style-name="a336" text:class-names="">BLoC</text:span><text:span text:style-name="a337" text:class-names=""/></text:p>
              </text:list-item>
            </text:list>
            <text:list text:style-name="a342">
              <text:list-item>
                <text:p text:style-name="a341" text:class-names="" text:cond-style-name=""><text:span text:style-name="a340" text:class-names=""/></text:p>
              </text:list-item>
            </text:list>
            <text:list text:style-name="a346">
              <text:list-item>
                <text:p text:style-name="a345" text:class-names="" text:cond-style-name=""><text:span text:style-name="a343" text:class-names="">Model<text:s text:c="1"/></text:span><text:span text:style-name="a344" text:class-names="">(state)</text:span></text:p>
              </text:list-item>
            </text:list>
            <text:list text:style-name="a350">
              <text:list-item>
                <text:p text:style-name="a349" text:class-names="" text:cond-style-name=""><text:span text:style-name="a347" text:class-names="">Event<text:s text:c="1"/></text:span><text:span text:style-name="a348" text:class-names=""/></text:p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1" text:class-names="">สร้าง</text:span><text:span text:style-name="a352" text:class-names=""><text:s text:c="1"/></text:span><text:span text:style-name="a353" text:class-names="">Event base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56" text:class-names="">สร้าง</text:span><text:span text:style-name="a357" text:class-names=""><text:s text:c="1"/></text:span><text:span text:style-name="a358" text:class-names="">event</text:span><text:span text:style-name="a359" text:class-names=""><text:s text:c="1"/></text:span><text:span text:style-name="a360" text:class-names="">โดย</text:span><text:span text:style-name="a361" text:class-names=""><text:s text:c="1"/></text:span><text:span text:style-name="a362" text:class-names="">extend</text:span><text:span text:style-name="a363" text:class-names=""><text:s text:c="1"/>จาก</text:span><text:span text:style-name="a364" text:class-names=""><text:s text:c="1"/></text:span><text:span text:style-name="a365" text:class-names="">bas</text:span><text:span text:style-name="a366" text:class-names="">e</text:span></text:p>
                  </text:list-item>
                </text:list>
              </text:list-item>
            </text:list>
            <text:list text:style-name="a376">
              <text:list-item>
                <text:p text:style-name="a375" text:class-names="" text:cond-style-name=""><text:span text:style-name="a369" text:class-names="">สร้าง<text:s text:c="1"/></text:span><text:span text:style-name="a370" text:class-names="">Bloc<text:s text:c="1"/></text:span><text:span text:style-name="a371" text:class-names="">&lt;</text:span><text:span text:style-name="a372" text:class-names="">EventBase,</text:span><text:span text:style-name="a373" text:class-names="">State</text:span><text:span text:style-name="a374" text:class-names="">&gt;</text:span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7" text:class-names="">Initstate</text:span><text:span text:style-name="a378" text:class-names=""><text:s text:c="1"/></text:span><text:span text:style-name="a379" text:class-names=""/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2" text:class-names="">@override<text:s text:c="1"/></text:span><text:span text:style-name="a383" text:class-names="">mapEventToState</text:span><text:span text:style-name="a384" text:class-names=""><text:s text:c="1"/></text:span><text:span text:style-name="a385" text:class-names="">async</text:span><text:span text:style-name="a386" text:class-names="">*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89" text:class-names="">ใช้<text:s text:c="1"/></text:span><text:span text:style-name="a390" text:class-names="">If<text:s text:c="1"/></text:span><text:span text:style-name="a391" text:class-names="">(obj is Class)<text:s text:c="1"/></text:span><text:span text:style-name="a392" text:class-names="">เพื่อแยกประเภทของ<text:s text:c="1"/></text:span><text:span text:style-name="a393" text:class-names="">event</text:span><text:span text:style-name="a394" text:class-names=""/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397" text:class-names="">สร้าง<text:s text:c="1"/></text:span><text:span text:style-name="a398" text:class-names="">(clone)</text:span><text:span text:style-name="a399" text:class-names=""><text:s text:c="1"/></text:span><text:span text:style-name="a400" text:class-names="">state<text:s text:c="1"/></text:span><text:span text:style-name="a401" text:class-names="">ใหม่ตามชนิดของ<text:s text:c="1"/></text:span><text:span text:style-name="a402" text:class-names="">event</text:span><text:span text:style-name="a403" text:class-names=""/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06" text:class-names="">ส่ง<text:s text:c="1"/></text:span><text:span text:style-name="a407" text:class-names="">state<text:s text:c="1"/></text:span><text:span text:style-name="a408" text:class-names="">ใหม่ด้วย<text:s text:c="1"/></text:span><text:span text:style-name="a409" text:class-names="">yield</text:span><text:span text:style-name="a410" text:class-names=""/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0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10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10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10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10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10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10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10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10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10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10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7/10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oC</dc:title>
    <meta:initial-creator>Apichart Chongcharoen</meta:initial-creator>
    <dc:creator>Apichart Chongcharoen</dc:creator>
    <meta:creation-date>2021-07-10T00:02:18Z</meta:creation-date>
    <dc:date>2021-07-10T00:23:49Z</dc:date>
    <meta:editing-cycles>2</meta:editing-cycles>
    <meta:editing-duration>PT1106S</meta:editing-duration>
    <meta:document-statistic meta:paragraph-count="12" meta:word-count="55"/>
  </office:meta>
</office:document-meta>
</file>